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Night" style:family="table" style:master-page-name="">
      <style:table-properties style:width="14.79cm" style:page-number="auto" table:align="left" style:shadow="none" style:may-break-between-rows="true" table:border-model="collapsing"/>
    </style:style>
    <style:style style:name="Night.A" style:family="table-column">
      <style:table-column-properties style:column-width="3.044cm"/>
    </style:style>
    <style:style style:name="Night.B" style:family="table-column">
      <style:table-column-properties style:column-width="1.545cm"/>
    </style:style>
    <style:style style:name="Night.C" style:family="table-column">
      <style:table-column-properties style:column-width="1.547cm"/>
    </style:style>
    <style:style style:name="Night.D" style:family="table-column">
      <style:table-column-properties style:column-width="1.55cm"/>
    </style:style>
    <style:style style:name="Night.E" style:family="table-column">
      <style:table-column-properties style:column-width="1.52cm"/>
    </style:style>
    <style:style style:name="Night.F" style:family="table-column">
      <style:table-column-properties style:column-width="1.296cm"/>
    </style:style>
    <style:style style:name="Night.G" style:family="table-column">
      <style:table-column-properties style:column-width="1.588cm"/>
    </style:style>
    <style:style style:name="Night.H" style:family="table-column">
      <style:table-column-properties style:column-width="1.402cm"/>
    </style:style>
    <style:style style:name="Night.1" style:family="table-row">
      <style:table-row-properties fo:keep-together="auto"/>
    </style:style>
    <style:style style:name="Nigh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Night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Night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Night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HoursofNight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HoursofNight.A" style:family="table-column">
      <style:table-column-properties style:column-width="2.427cm" style:rel-column-width="1376*"/>
    </style:style>
    <style:style style:name="HoursofNight.B" style:family="table-column">
      <style:table-column-properties style:column-width="2.429cm" style:rel-column-width="1377*"/>
    </style:style>
    <style:style style:name="HoursofNight.C" style:family="table-column">
      <style:table-column-properties style:column-width="2cm" style:rel-column-width="1134*"/>
    </style:style>
    <style:style style:name="HoursofNight.G" style:family="table-column">
      <style:table-column-properties style:column-width="4.143cm" style:rel-column-width="2349*"/>
    </style:style>
    <style:style style:name="HoursofNigh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HoursofNight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HoursofNigh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HoursofNight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HoursofNight.3" style:family="table-row">
      <style:table-row-properties fo:keep-together="auto"/>
    </style:style>
    <style:style style:name="P1" style:family="paragraph" style:parent-style-name="Standard">
      <style:text-properties officeooo:rsid="000cba26" officeooo:paragraph-rsid="000cba26"/>
    </style:style>
    <style:style style:name="P2" style:family="paragraph" style:parent-style-name="Standard">
      <style:text-properties officeooo:rsid="000dc282" officeooo:paragraph-rsid="000dc282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ba26" officeooo:paragraph-rsid="000cba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282" officeooo:paragraph-rsid="000dc2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542c" officeooo:paragraph-rsid="000e54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34c0" officeooo:paragraph-rsid="00103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ba26" officeooo:paragraph-rsid="000cba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34c0"/>
    </style:style>
    <style:style style:name="T2" style:family="text">
      <style:text-properties officeooo:rsid="00139a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ght-time</text:p>
      <text:p text:style-name="P1"/>
      <table:table table:name="Night" table:style-name="Night" table:template-name="Default Style">
        <table:table-column table:style-name="Night.A"/>
        <table:table-column table:style-name="Night.B"/>
        <table:table-column table:style-name="Night.C"/>
        <table:table-column table:style-name="Night.D"/>
        <table:table-column table:style-name="Night.E"/>
        <table:table-column table:style-name="Night.F"/>
        <table:table-column table:style-name="Night.G"/>
        <table:table-column table:style-name="Night.H"/>
        <table:table-column table:style-name="Night.F"/>
        <table:table-row table:style-name="Night.1">
          <table:table-cell table:style-name="Night.A1" office:value-type="string">
            <text:p text:style-name="P8">Day of Month</text:p>
          </table:table-cell>
          <table:table-cell table:style-name="Night.A1" office:value-type="string">
            <text:p text:style-name="P8">1-5</text:p>
          </table:table-cell>
          <table:table-cell table:style-name="Night.A1" office:value-type="string">
            <text:p text:style-name="P8">6-10</text:p>
          </table:table-cell>
          <table:table-cell table:style-name="Night.A1" office:value-type="string">
            <text:p text:style-name="P8">11-15</text:p>
          </table:table-cell>
          <table:table-cell table:style-name="Night.A1" office:value-type="string">
            <text:p text:style-name="P8">16-20</text:p>
          </table:table-cell>
          <table:table-cell table:style-name="Night.A1" office:value-type="string">
            <text:p text:style-name="P8">21-25</text:p>
          </table:table-cell>
          <table:table-cell table:style-name="Night.A1" office:value-type="string">
            <text:p text:style-name="P8">26-30</text:p>
          </table:table-cell>
          <table:table-cell table:style-name="Night.A1" office:value-type="string">
            <text:p text:style-name="P8">31-35</text:p>
          </table:table-cell>
          <table:table-cell table:style-name="Night.I1" office:value-type="string">
            <text:p text:style-name="P8">36-40</text:p>
          </table:table-cell>
        </table:table-row>
        <table:table-row table:style-name="Night.1">
          <table:table-cell table:style-name="Night.A1" office:value-type="string">
            <text:p text:style-name="P4">Moon Phase</text:p>
          </table:table-cell>
          <table:table-cell table:style-name="Night.A1" office:value-type="string">
            <text:p text:style-name="P4">Full</text:p>
          </table:table-cell>
          <table:table-cell table:style-name="Night.A1" office:value-type="string">
            <text:p text:style-name="P4">¾</text:p>
          </table:table-cell>
          <table:table-cell table:style-name="Night.A1" office:value-type="string">
            <text:p text:style-name="P4">½</text:p>
          </table:table-cell>
          <table:table-cell table:style-name="Night.A1" office:value-type="string">
            <text:p text:style-name="P4">¼</text:p>
          </table:table-cell>
          <table:table-cell table:style-name="Night.A1" office:value-type="string">
            <text:p text:style-name="P4">New</text:p>
          </table:table-cell>
          <table:table-cell table:style-name="Night.A1" office:value-type="string">
            <text:p text:style-name="P4">¼</text:p>
          </table:table-cell>
          <table:table-cell table:style-name="Night.A1" office:value-type="string">
            <text:p text:style-name="P4">½</text:p>
          </table:table-cell>
          <table:table-cell table:style-name="Night.I1" office:value-type="string">
            <text:p text:style-name="P4">¾</text:p>
          </table:table-cell>
        </table:table-row>
        <table:table-row table:style-name="TableLine2731430020832">
          <table:table-cell table:style-name="Night.A3" office:value-type="string">
            <text:p text:style-name="P5">Visibility <text:span text:style-name="T2">in </text:span>yds</text:p>
          </table:table-cell>
          <table:table-cell table:style-name="Night.A3" office:value-type="string">
            <text:p text:style-name="P5">7500</text:p>
          </table:table-cell>
          <table:table-cell table:style-name="Night.A3" office:value-type="string">
            <text:p text:style-name="P5">6000</text:p>
          </table:table-cell>
          <table:table-cell table:style-name="Night.A3" office:value-type="string">
            <text:p text:style-name="P5">4500</text:p>
          </table:table-cell>
          <table:table-cell table:style-name="Night.A3" office:value-type="string">
            <text:p text:style-name="P5">3000</text:p>
          </table:table-cell>
          <table:table-cell table:style-name="Night.A3" office:value-type="string">
            <text:p text:style-name="P5">1500</text:p>
          </table:table-cell>
          <table:table-cell table:style-name="Night.A3" office:value-type="string">
            <text:p text:style-name="P5">3000</text:p>
          </table:table-cell>
          <table:table-cell table:style-name="Night.A3" office:value-type="string">
            <text:p text:style-name="P5">4500</text:p>
          </table:table-cell>
          <table:table-cell table:style-name="Night.I3" office:value-type="string">
            <text:p text:style-name="P5">6000</text:p>
          </table:table-cell>
        </table:table-row>
      </table:table>
      <text:p text:style-name="P1"/>
      <text:p text:style-name="P2">Hours of Night per day:</text:p>
      <text:p text:style-name="P2"/>
      <table:table table:name="HoursofNight" table:style-name="HoursofNight" table:template-name="Default Style">
        <table:table-column table:style-name="HoursofNight.A"/>
        <table:table-column table:style-name="HoursofNight.B"/>
        <table:table-column table:style-name="HoursofNight.C" table:number-columns-repeated="4"/>
        <table:table-column table:style-name="HoursofNight.G"/>
        <table:table-row table:style-name="TableLine2731434226848">
          <table:table-cell table:style-name="HoursofNight.A1" office:value-type="string">
            <text:p text:style-name="P6">Location</text:p>
          </table:table-cell>
          <table:table-cell table:style-name="HoursofNight.A1" office:value-type="string">
            <text:p text:style-name="P6">Pole side of Capital Pole</text:p>
          </table:table-cell>
          <table:table-cell table:style-name="HoursofNight.A1" office:value-type="string">
            <text:p text:style-name="P6">Pole Ports</text:p>
          </table:table-cell>
          <table:table-cell table:style-name="HoursofNight.A1" office:value-type="string">
            <text:p text:style-name="P6">Further Islands</text:p>
          </table:table-cell>
          <table:table-cell table:style-name="HoursofNight.A1" office:value-type="string">
            <text:p text:style-name="P6">Nearer Islands</text:p>
          </table:table-cell>
          <table:table-cell table:style-name="HoursofNight.A1" office:value-type="string">
            <text:p text:style-name="P6">Player Island</text:p>
          </table:table-cell>
          <table:table-cell table:style-name="HoursofNight.G1" office:value-type="string">
            <text:p text:style-name="P6">Months</text:p>
          </table:table-cell>
        </table:table-row>
        <table:table-row table:style-name="TableLine2731434226848">
          <table:table-cell table:style-name="HoursofNight.A2" office:value-type="string">
            <text:p text:style-name="P6">Winter</text:p>
          </table:table-cell>
          <table:table-cell table:style-name="HoursofNight.A2" office:value-type="string">
            <text:p text:style-name="P6">20</text:p>
          </table:table-cell>
          <table:table-cell table:style-name="HoursofNight.A2" office:value-type="string">
            <text:p text:style-name="P6">17.5</text:p>
          </table:table-cell>
          <table:table-cell table:style-name="HoursofNight.A2" office:value-type="string">
            <text:p text:style-name="P6">15</text:p>
          </table:table-cell>
          <table:table-cell table:style-name="HoursofNight.A2" office:value-type="string">
            <text:p text:style-name="P6">12.5</text:p>
          </table:table-cell>
          <table:table-cell table:style-name="HoursofNight.A2" office:value-type="string">
            <text:p text:style-name="P6">10</text:p>
          </table:table-cell>
          <table:table-cell table:style-name="HoursofNight.G2" office:value-type="string">
            <text:p text:style-name="P6">3 – <text:span text:style-name="T1">10.21-2.20</text:span></text:p>
          </table:table-cell>
        </table:table-row>
        <table:table-row table:style-name="HoursofNight.3">
          <table:table-cell table:style-name="HoursofNight.A2" office:value-type="string">
            <text:p text:style-name="P6">Spring</text:p>
          </table:table-cell>
          <table:table-cell table:style-name="HoursofNight.A2" office:value-type="string">
            <text:p text:style-name="P7">15</text:p>
          </table:table-cell>
          <table:table-cell table:style-name="HoursofNight.A2" office:value-type="string">
            <text:p text:style-name="P7">13</text:p>
          </table:table-cell>
          <table:table-cell table:style-name="HoursofNight.A2" office:value-type="string">
            <text:p text:style-name="P7">12</text:p>
          </table:table-cell>
          <table:table-cell table:style-name="HoursofNight.A2" office:value-type="string">
            <text:p text:style-name="P7">10.5</text:p>
          </table:table-cell>
          <table:table-cell table:style-name="HoursofNight.A2" office:value-type="string">
            <text:p text:style-name="P7">9</text:p>
          </table:table-cell>
          <table:table-cell table:style-name="HoursofNight.G2" office:value-type="string">
            <text:p text:style-name="P6">3 – <text:span text:style-name="T1">2.21-5.20</text:span></text:p>
          </table:table-cell>
        </table:table-row>
        <table:table-row table:style-name="HoursofNight.3">
          <table:table-cell table:style-name="HoursofNight.A2" office:value-type="string">
            <text:p text:style-name="P6">Summer</text:p>
          </table:table-cell>
          <table:table-cell table:style-name="HoursofNight.A2" office:value-type="string">
            <text:p text:style-name="P7">10</text:p>
          </table:table-cell>
          <table:table-cell table:style-name="HoursofNight.A2" office:value-type="string">
            <text:p text:style-name="P7">8.5</text:p>
          </table:table-cell>
          <table:table-cell table:style-name="HoursofNight.A2" office:value-type="string">
            <text:p text:style-name="P7">9</text:p>
          </table:table-cell>
          <table:table-cell table:style-name="HoursofNight.A2" office:value-type="string">
            <text:p text:style-name="P7">8.5</text:p>
          </table:table-cell>
          <table:table-cell table:style-name="HoursofNight.A2" office:value-type="string">
            <text:p text:style-name="P7">8</text:p>
          </table:table-cell>
          <table:table-cell table:style-name="HoursofNight.G2" office:value-type="string">
            <text:p text:style-name="P6">2 – <text:span text:style-name="T1">5.21-7.20</text:span></text:p>
          </table:table-cell>
        </table:table-row>
        <table:table-row table:style-name="HoursofNight.3">
          <table:table-cell table:style-name="HoursofNight.A2" office:value-type="string">
            <text:p text:style-name="P6">Autumn</text:p>
          </table:table-cell>
          <table:table-cell table:style-name="HoursofNight.A2" office:value-type="string">
            <text:p text:style-name="P7">15</text:p>
          </table:table-cell>
          <table:table-cell table:style-name="HoursofNight.A2" office:value-type="string">
            <text:p text:style-name="P7">13</text:p>
          </table:table-cell>
          <table:table-cell table:style-name="HoursofNight.A2" office:value-type="string">
            <text:p text:style-name="P7">12</text:p>
          </table:table-cell>
          <table:table-cell table:style-name="HoursofNight.A2" office:value-type="string">
            <text:p text:style-name="P7">10.5</text:p>
          </table:table-cell>
          <table:table-cell table:style-name="HoursofNight.A2" office:value-type="string">
            <text:p text:style-name="P7">9</text:p>
          </table:table-cell>
          <table:table-cell table:style-name="HoursofNight.G2" office:value-type="string">
            <text:p text:style-name="P6">3 – <text:span text:style-name="T1">7.21-10.20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0T21:56:59.315000000</meta:creation-date>
    <dc:date>2021-06-10T23:20:21.644000000</dc:date>
    <meta:editing-duration>PT42M9S</meta:editing-duration>
    <meta:editing-cycles>2</meta:editing-cycles>
    <meta:generator>LibreOffice/7.1.3.2$Windows_X86_64 LibreOffice_project/47f78053abe362b9384784d31a6e56f8511eb1c1</meta:generator>
    <meta:document-statistic meta:table-count="2" meta:image-count="0" meta:object-count="0" meta:page-count="1" meta:paragraph-count="64" meta:word-count="85" meta:character-count="369" meta:non-whitespace-character-count="344"/>
  </office:meta>
</office:document-meta>
</file>